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0mm" table:align="margins"/>
    </style:style>
    <style:style style:name="Таблица1.A" style:family="table-column">
      <style:table-column-properties style:column-width="28.01mm" style:rel-column-width="10797*"/>
    </style:style>
    <style:style style:name="Таблица1.B" style:family="table-column">
      <style:table-column-properties style:column-width="85.32mm" style:rel-column-width="32889*"/>
    </style:style>
    <style:style style:name="Таблица1.C" style:family="table-column">
      <style:table-column-properties style:column-width="56.67mm" style:rel-column-width="21849*"/>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2" style:family="table">
      <style:table-properties style:width="170mm" table:align="margins"/>
    </style:style>
    <style:style style:name="Таблица2.A" style:family="table-column">
      <style:table-column-properties style:column-width="28.01mm" style:rel-column-width="10797*"/>
    </style:style>
    <style:style style:name="Таблица2.B" style:family="table-column">
      <style:table-column-properties style:column-width="85.32mm" style:rel-column-width="32889*"/>
    </style:style>
    <style:style style:name="Таблица2.C" style:family="table-column">
      <style:table-column-properties style:column-width="56.67mm" style:rel-column-width="21849*"/>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
        <draw:control text:anchor-type="as-char" svg:y="-3.81mm" draw:z-index="0" draw:name="Фигура1" draw:style-name="gr1" draw:text-style-name="P2" svg:width="42.61mm" svg:height="5.95mm" draw:control="control1"/>
        <text:s text:c="9"/>
      </text:p>
      <text:p text:style-name="Text_20_body">Панель с макросами для редактора</text:p>
      <text:p text:style-name="Text_20_body">
        <draw:control text:anchor-type="as-char" svg:y="-4mm" draw:z-index="1" draw:name="Фигура1" draw:style-name="gr1" draw:text-style-name="P2" svg:width="63.47mm" svg:height="5.95mm" draw:control="control2"/>
        <text:s text:c="7"/>
      </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
        <draw:control text:anchor-type="as-char" svg:y="-3.83mm" draw:z-index="2" draw:name="Фигура1" draw:style-name="gr1" draw:text-style-name="P2" svg:width="97.71mm" svg:height="5.95mm" draw:control="control3"/>
        <text:s text:c="7"/>
      </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3554698714"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55706300911370"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55705526259113"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55706324206400"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55705226163009"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55704283212829"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55704243550914"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55705084044242"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55705348197770"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55705670351133"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55704990221020"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55706060941606"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55704344787460"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55706017311558"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55706055159013" text:continue-list="list155706017311558"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
        <text:span text:style-name="Strong_20_Emphasis">
          <text:span text:style-name="T1"/>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0H12M47S</meta:editing-duration>
    <meta:editing-cycles>535</meta:editing-cycles>
    <meta:generator>LibreOffice/6.0.1.1$Linux_X86_64 LibreOffice_project/60bfb1526849283ce2491346ed2aa51c465abfe6</meta:generator>
    <dc:date>2018-06-24T15:57:04.042213144</dc:date>
    <meta:document-statistic meta:table-count="2" meta:image-count="0" meta:object-count="0" meta:page-count="4" meta:paragraph-count="135" meta:word-count="905" meta:character-count="7577"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ArabicD"
SearchString = "\uF0F1"
oReplaceString = "́"
ReplaceFormatting(SearchString,oReplaceString,SrchAttributes,ReplAttributes, false)
ReplaceFormatting(SearchString,oReplaceString,SrchAttributes,ReplAttributes, true)

substituteCharNameInStyles( "WL LatinAllIn1Goth","ArabicD")
End Sub

Sub fixNBSpaces
Dim SrchAttributes(0) as new com.sun.star.beans.PropertyValue
Dim ReplAttributes(0) as new com.sun.star.beans.PropertyValue

ReplAttributes(0).Name = "CharFontName"
ReplAttributes(0).Value = "Times New Roman"
SearchString = "\u00A0"
oReplaceString = " "
ReplaceFormatting(SearchString,oReplaceString,SrchAttributes,ReplAttributes, false)
ReplaceFormatting(SearchString,oReplaceString,SrchAttributes,ReplAttributes, true)

End Sub

Sub badGothToArabicD
Dim SrchAttributes(0) as new com.sun.star.beans.PropertyValue
Dim ReplAttributes(0) as new com.sun.star.beans.PropertyValue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ubstituteCharNameInStyles(oldFont,newFont)
Dim oDoc as Object
Dim fontNames As String
fontNames = ""
oDoc = ThisComponent
oFamilies = thiscomponent.StyleFamilies
sElements() = oFamilies.getElementNames()
For i = 0 to uBound(sElements()) -5
  oFamily = oFamilies.getByName(sElements(i))
nameff = sElements(i)
  For j = 0 to oFamily.getCount -1
    oStyle = oFamily.getByIndex(j)
    fontName = oStyle.CharFontName
    fontNames = fontNames + fontName
    If fontName = oldFont Then
    oStyle.CharFontName = newFont

    Endif

  
  Next
Next
End Sub


Sub TimesArabicToAriabicD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sCmdID   = "vnd.sun.star.script:Publishing.Correction.TimesArabicToAriabicD?language=Basic&amp;location=application"
  sCmdLable = "TimesArabicToArabicD"
  nCount = 13
  oToolbarItem = CreateSimpleToolbarItem( sCmdID, sCmdLable )
  oTBSettings.insertByIndex( nCount, oToolbarItem )
  
  sCmdID   = "vnd.sun.star.script:Publishing.Correction.badGothToArabicD?language=Basic&amp;location=application"
  sCmdLable = "BadGothToArabicD"
  nCount = 14
  oToolbarItem = CreateSimpleToolbarItem( sCmdID, sCmdLable )
  oTBSettings.insertByIndex( nCount, oToolbarItem )
  
  sCmdID   = "vnd.sun.star.script:Publishing.Correction.fixNBSpaces?language=Basic&amp;location=application"
  sCmdLable = "fixNBSpaces"
  nCount = 15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